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141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Quiz 3 [Total Pts: 10] |664617</text:p>
          </table:table-cell>
        </table:table-row>
        <table:table-row table:style-name="ro1">
          <table:table-cell office:value-type="string" calcext:value-type="string">
            <text:p>Carv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ca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kilpatric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hlog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abaugh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longabau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parker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'02'.A2:'02'.AM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3:24:41.701238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date>2017-05-15T13:24:54.520737958</dc:date>
    <meta:editing-duration>PT12S</meta:editing-duration>
    <meta:editing-cycles>1</meta:editing-cycles>
    <meta:document-statistic meta:table-count="1" meta:cell-count="24" meta:object-count="0"/>
  </office:meta>
</office:document-meta>
</file>